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T2" style:parent-style-name="DefaultParagraphFont" style:family="text">
      <style:text-properties fo:font-style="italic" style:font-style-asian="italic"/>
    </style:style>
    <style:style style:name="T3" style:parent-style-name="DefaultParagraphFont" style:family="text">
      <style:text-properties fo:font-style="italic" style:font-style-asian="italic"/>
    </style:style>
    <style:style style:name="T4" style:parent-style-name="DefaultParagraphFont" style:family="text">
      <style:text-properties fo:font-style="italic" style:font-style-asian="italic"/>
    </style:style>
    <style:style style:name="P5" style:parent-style-name="Heading2" style:family="paragraph">
      <style:paragraph-properties fo:margin-top="0in"/>
    </style:style>
    <style:style style:name="P6" style:parent-style-name="Heading2" style:family="paragraph">
      <style:paragraph-properties fo:margin-top="0in"/>
    </style:style>
  </office:automatic-styles>
  <office:body>
    <office:text text:use-soft-page-breaks="true">
      <text:p text:style-name="P1">FrEee Modding Guide –<text:s/>Facility.txt</text:p>
      <text:p text:style-name="Normal">Facility.txt defines the various<text:s/>facilities<text:s/>that players can<text:s/>build on their colonies in<text:s/>FrEee.<text:s/>Each entry in QuadrantTypes.txt defines a<text:s/>single facility.</text:p>
      <text:h text:style-name="Heading1" text:outline-level="1">Fields in Each Record (data types in parentheses)</text:h>
      <text:h text:style-name="Heading2" text:outline-level="2">Name (string)</text:h>
      <text:p text:style-name="Normal">This is the name of the<text:s/>facility. It will be displayed to the player<text:s/>in-game.</text:p>
      <text:h text:style-name="Heading2" text:outline-level="2">Description (string)</text:h>
      <text:p text:style-name="Normal">This is a description of the<text:s/>facility. It will be displayed to the<text:s/>player in-game.</text:p>
      <text:h text:style-name="Heading2" text:outline-level="2">Facility Group<text:s/>(string)</text:h>
      <text:p text:style-name="Normal">This is the group that the facility belongs to. It is used to group facilities on the construction screen.</text:p>
      <text:h text:style-name="Heading2" text:outline-level="2">Facility Family (string)</text:h>
      <text:p text:style-name="Normal">This is a unique identifier for a “family” of facilities. All facilities with the same value in this field belong to the same family. This is used along with the<text:s/><text:span text:style-name="T2">Roman Numeral</text:span><text:s/>field to determine what facility a given facility can be upgraded to.<text:s/>Note that in Space Empires IV,<text:s/><text:span text:style-name="T3">Facility Family</text:span><text:s/>was limited to being an integer; in FrEee, it can be any string.</text:p>
      <text:h text:style-name="Heading2" text:outline-level="2">Roman Numeral (integer)</text:h>
      <text:p text:style-name="Normal">This is a number which specifies the sequence of this facility in the upgrade hierarchy of its family. Facilities with lower values upgrade to those with higher values. This value is also displayed as a Roman numeral next to the facility’s icon. Note that this value should be specified as a standard number (e.g. 4), not a Roman numeral (e.g. IV).</text:p>
      <text:h text:style-name="Heading2" text:outline-level="2">Pic (string)</text:h>
      <text:p text:style-name="Normal">This specifies the image to be used to represent this facility. The file extension (e.g. “.png” or “.bmp”) is optional; if no extension is specified, FrEee will search all supported extensions.<text:s/>For compatibility with SE4 mods, this field can also be specified as<text:s/><text:span text:style-name="T4">Pic Num</text:span>. In this case, it is an integer, not a string, field, and should contain a number from 1 to 999. The number will be padded to three places with zeroes (e.g. 23 will become 023), and then “Facil_” will be added to the beginning (e.g. “Facil_023”).</text:p>
      <text:h text:style-name="Heading2" text:outline-level="2">Cost Minerals (integer)</text:h>
      <text:h text:style-name="P5" text:outline-level="2">Cost Organics (integer)</text:h>
      <text:h text:style-name="P6" text:outline-level="2">Cost Radioactives (integer)</text:h>
      <text:p text:style-name="Normal">These fields specify the construction cost of the facility in each resource.</text:p>
      <text:soft-page-break/>
      <text:h text:style-name="Heading2" text:outline-level="2">Tech Area Req, etc.</text:h>
      <text:p text:style-name="Normal">Please see the documentation on technology requirements.</text:p>
      <text:h text:style-name="Heading2" text:outline-level="2">Ability Type, etc.</text:h>
      <text:p text:style-name="Normal">Please see the documentation on<text:s/>abilities.</text:p>
      <text:h text:style-name="Heading1" text:outline-level="1">Legacy Fields</text:h>
      <text:p text:style-name="Normal">Legacy fields may be required by SE4, but are ignored by FrEee and may be safely left out of FrEee mods.</text:p>
      <text:h text:style-name="Heading2" text:outline-level="2">Restrictions</text:h>
      <text:p text:style-name="Normal">This field is not used by SE4 or by FrEee.</text:p>
      <text:h text:style-name="Heading2" text:outline-level="2">Number of Tech Req</text:h>
      <text:p text:style-name="Normal">This field specified the number of technology requirements that a facility had in SE4. It is redundant and is not used by FrEee, which simply counts the<text:s/>requirements<text:s/>itself instead of relying on an extra field.</text:p>
      <text:h text:style-name="Heading2" text:outline-level="2">Number of Abilities</text:h>
      <text:p text:style-name="Normal">This field specified the number of abilities that a facility had in SE4. It is redundant and is not used by FrEee, which simply counts the<text:s/>abilities<text:s/>itself instead of relying on an extra fiel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true"/>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fo:line-height="100%"/>
      <style:text-properties fo:hyphenate="true"/>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Ed</meta:initial-creator>
    <dc:creator>Ed</dc:creator>
    <meta:creation-date>2013-05-17T23:32:00Z</meta:creation-date>
    <dc:date>2013-05-18T19:06:00Z</dc:date>
    <meta:template xlink:href="Normal.dotm" xlink:type="simple"/>
    <meta:editing-cycles>28</meta:editing-cycles>
    <meta:editing-duration>PT15660S</meta:editing-duration>
    <meta:document-statistic meta:page-count="2" meta:paragraph-count="5" meta:word-count="412" meta:character-count="2759" meta:row-count="19" meta:non-whitespace-character-count="2352"/>
  </office:meta>
</office:document-meta>
</file>